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3.366cm" fo:margin-left="0cm" fo:margin-right="0.035cm" table:align="margins" style:shadow="none"/>
    </style:style>
    <style:style style:name="Tabla1.A" style:family="table-column">
      <style:table-column-properties style:column-width="3.366cm" style:rel-column-width="1908*"/>
    </style:style>
    <style:style style:name="Tabla1.1" style:family="table-row">
      <style:table-row-properties style:row-height="0.109cm"/>
    </style:style>
    <style:style style:name="Tabla1.A1" style:family="table-cell">
      <style:table-cell-properties fo:padding="0cm" fo:border="none"/>
    </style:style>
    <style:style style:name="Tabla1.3" style:family="table-row">
      <style:table-row-properties style:row-height="0.104cm"/>
    </style:style>
    <style:style style:name="Tabla1.4" style:family="table-row">
      <style:table-row-properties style:row-height="2.496cm"/>
    </style:style>
    <style:style style:name="Tabla1.5" style:family="table-row">
      <style:table-row-properties style:row-height="2.448cm"/>
    </style:style>
    <style:style style:name="Tabla1.6" style:family="table-row">
      <style:table-row-properties style:row-height="2.669cm"/>
    </style:style>
    <style:style style:name="Tabla1.7" style:family="table-row">
      <style:table-row-properties style:row-height="0.092cm"/>
    </style:style>
    <style:style style:name="Tabla1.9" style:family="table-row">
      <style:table-row-properties style:row-height="0.083cm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Table_20_Contents">
      <style:paragraph-properties fo:line-height="100%" style:shadow="none"/>
      <style:text-properties fo:font-size="2pt" style:font-size-asian="2pt" style:font-size-complex="2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" fo:font-size="2pt" fo:font-style="normal" fo:text-shadow="none" style:text-underline-style="none" fo:font-weight="normal" style:font-size-asian="2pt" style:font-style-asian="normal" style:font-weight-asian="normal" style:font-name-complex="Lucida Sans" style:font-size-complex="2pt" style:text-emphasize="none"/>
    </style:style>
    <style:style style:name="P4" style:family="paragraph" style:parent-style-name="Table_20_Contents">
      <style:paragraph-properties fo:line-height="100%" style:shadow="non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line-height="100%" style:shadow="none"/>
      <style:text-properties style:font-name="arial" fo:font-size="2pt" style:font-size-asian="2pt" style:font-size-complex="2pt"/>
    </style:style>
    <style:style style:name="P6" style:family="paragraph" style:parent-style-name="Table_20_Contents">
      <style:paragraph-properties fo:line-height="100%" style:shadow="none"/>
      <style:text-properties fo:font-size="2pt" style:font-size-asian="2pt" style:font-size-complex="2p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" fo:font-size="2pt" fo:font-style="normal" fo:text-shadow="none" style:text-underline-style="none" fo:font-weight="normal" style:font-size-asian="2pt" style:font-style-asian="normal" style:font-weight-asian="normal" style:font-name-complex="Lucida Sans" style:font-size-complex="2pt" style:text-emphasize="none"/>
    </style:style>
    <style:style style:name="T1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DejaVu Sans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221f1f" style:text-outline="false" style:text-line-through-style="none" style:font-name="Arial" fo:letter-spacing="-0.007cm" fo:font-style="normal" fo:text-shadow="none" style:text-underline-style="none" fo:font-weight="normal" style:font-style-asian="normal" style:font-weight-asian="normal" style:font-name-complex="Lucida Sans" style:font-weight-complex="bold" style:text-emphasize="none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<text:span text:style-name="T5"><text:text-input text:description="&lt;for each=&quot;o1 in objects&quot;&gt;">For each</text:text-input></text:span><text:span text:style-name="T5"> <text:s/></text:span></text:p>
          </table:table-cell>
        </table:table-row>
        <table:table-row table:style-name="Tabla1.1">
          <table:table-cell table:style-name="Tabla1.A1" office:value-type="string">
            <text:p text:style-name="P7"><text:span text:style-name="T5"><text:text-input text:description="&lt;for each=&quot;o in o1.order_line&quot;&gt;">For each</text:text-input></text:span></text:p>
          </table:table-cell>
        </table:table-row>
        <table:table-row table:style-name="Tabla1.3">
          <table:table-cell table:style-name="Tabla1.A1" office:value-type="string">
            <text:p text:style-name="P7"><text:span text:style-name="T5"><text:text-input text:description="&lt;for each=&quot;inc in range( int(o.product_uom_qty))&quot;&gt;">For each</text:text-input></text:span></text:p>
          </table:table-cell>
        </table:table-row>
        <table:table-row table:style-name="Tabla1.4">
          <table:table-cell table:style-name="Tabla1.A1" office:value-type="string">
            <text:p text:style-name="P2"><text:span text:style-name="T2"><text:text-input text:description="&lt;o.product_id.internal_code[1:]&gt;">supplier code</text:text-input></text:span><text:span text:style-name="T4"> </text:span><text:span text:style-name="T1"><text:text-input text:description="&lt;o.product_id.name[:55]&gt;">code</text:text-input></text:span></text:p>
            <text:p text:style-name="P4"><text:text-input text:description="&lt;o.product_id.supplier_code&gt;">supplier code</text:text-input> (<text:text-input text:description="&lt;o.product_id.default_code&gt;">default code</text:text-input>)</text:p>
            <text:p text:style-name="P2"><text:span text:style-name="T3"><text:text-input text:description="&lt;o.product_id.location_1&gt;">ubic</text:text-input></text:span></text:p>
          </table:table-cell>
        </table:table-row>
        <table:table-row table:style-name="Tabla1.5">
          <table:table-cell table:style-name="Tabla1.A1" office:value-type="string">
            <text:p text:style-name="P2"><text:span text:style-name="T2"><text:text-input text:description="&lt;o.product_id.internal_code[1:]&gt;">supplier code</text:text-input></text:span><text:span text:style-name="T4"> </text:span><text:span text:style-name="T1"><text:text-input text:description="&lt;o.product_id.name[:55]&gt;">code</text:text-input></text:span></text:p>
            <text:p text:style-name="P4"><text:text-input text:description="&lt;o.product_id.supplier_code&gt;">supplier code</text:text-input> (<text:text-input text:description="&lt;o.product_id.default_code&gt;">default code</text:text-input>)</text:p>
            <text:p text:style-name="P5"><text:span text:style-name="T7"><text:text-input text:description="&lt;o.product_id.location_1&gt;">ubic</text:text-input></text:span></text:p>
          </table:table-cell>
        </table:table-row>
        <table:table-row table:style-name="Tabla1.6">
          <table:table-cell table:style-name="Tabla1.A1" office:value-type="string">
            <text:p text:style-name="P2"><text:span text:style-name="T2"><text:text-input text:description="&lt;o.product_id.internal_code[1:]&gt;">supplier code</text:text-input></text:span><text:span text:style-name="T4"> </text:span><text:span text:style-name="T1"><text:text-input text:description="&lt;o.product_id.name[:55]&gt;">code</text:text-input></text:span></text:p>
            <text:p text:style-name="P4"><text:text-input text:description="&lt;o.product_id.supplier_code&gt;">supplier code</text:text-input> (<text:text-input text:description="&lt;o.product_id.default_code&gt;">default code</text:text-input>)</text:p>
            <text:p text:style-name="P5"><text:span text:style-name="T7"><text:text-input text:description="&lt;o.product_id.location_1&gt;">ubic</text:text-input></text:span></text:p>
          </table:table-cell>
        </table:table-row>
        <table:table-row table:style-name="Tabla1.7">
          <table:table-cell table:style-name="Tabla1.A1" office:value-type="string">
            <text:p text:style-name="P3"><text:text-input text:description="&lt;/for&gt;">End For</text:text-input></text:p>
          </table:table-cell>
        </table:table-row>
        <table:table-row table:style-name="Tabla1.7">
          <table:table-cell table:style-name="Tabla1.A1" office:value-type="string">
            <text:p text:style-name="P3"><text:text-input text:description="&lt;/for&gt;">End For</text:text-input></text:p>
          </table:table-cell>
        </table:table-row>
        <table:table-row table:style-name="Tabla1.9">
          <table:table-cell table:style-name="Tabla1.A1" office:value-type="string">
            <text:p text:style-name="P3"><text:text-input text:description="&lt;/for&gt;">End For</text:text-input>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loext:contextual-spacing="true" fo:margin-top="0cm" fo:margin-bottom="0cm" style:page-number="auto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.701cm" fo:page-height="8.5cm" style:num-format="1" style:print-orientation="portrait" fo:margin-top="0.199cm" fo:margin-bottom="0cm" fo:margin-left="0.199cm" fo:margin-right="0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25T11:42:17.174168422</meta:creation-date>
    <dc:date>2018-02-10T09:17:45.79</dc:date>
    <meta:editing-duration>PT2H34M</meta:editing-duration>
    <meta:editing-cycles>53</meta:editing-cycles>
    <meta:generator>OpenOffice/4.1.3$Win32 OpenOffice.org_project/413m1$Build-9783</meta:generator>
    <meta:document-statistic meta:table-count="1" meta:image-count="0" meta:object-count="0" meta:page-count="1" meta:paragraph-count="15" meta:word-count="84" meta:character-count="239"/>
  </office:meta>
</office:document-meta>
</file>